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44.84mm"/>
    </style:style>
    <style:style style:name="co6" style:family="table-column">
      <style:table-column-properties fo:break-before="auto" style:column-width="63.02mm"/>
    </style:style>
    <style:style style:name="co7" style:family="table-column">
      <style:table-column-properties fo:break-before="auto" style:column-width="4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ce4" style:family="table-cell" style:parent-style-name="Default" style:data-style-name="N112"/>
    <style:style style:name="ce5" style:family="table-cell" style:parent-style-name="Default" style:data-style-name="N115">
      <style:text-properties fo:font-weight="bold" style:font-weight-asian="bold" style:font-weight-complex="bold"/>
    </style:style>
    <style:style style:name="ce6" style:family="table-cell" style:parent-style-name="Default" style:data-style-name="N115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4" table:default-cell-style-name="ce2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POWER(2;-[.A1])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=1</text:p>
          </table:table-cell>
          <table:table-cell office:value-type="float" office:value="52" calcext:value-type="float">
            <text:p>52.00000000000000000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-[.A2])" office:value-type="float" office:value="0.25" calcext:value-type="float">
            <text:p>0.25</text:p>
          </table:table-cell>
          <table:table-cell table:formula="of:=[.C1]*5" office:value-type="float" office:value="25" calcext:value-type="float">
            <text:p>25</text:p>
          </table:table-cell>
          <table:table-cell office:value-type="string" calcext:value-type="string">
            <text:p>ends in 125 or 625</text:p>
          </table:table-cell>
          <table:table-cell/>
          <table:table-cell office:value-type="float" office:value="532" calcext:value-type="float">
            <text:p>532.00000000000000000000</text:p>
          </table:table-cell>
          <table:table-cell table:formula="of:=[.F2]-[.F1]" office:value-type="float" office:value="480" calcext:value-type="float">
            <text:p>480.000000000000000000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-[.A3])" office:value-type="float" office:value="0.125" calcext:value-type="float">
            <text:p>0.125</text:p>
          </table:table-cell>
          <table:table-cell table:formula="of:=[.C2]*5" office:value-type="float" office:value="125" calcext:value-type="float">
            <text:p>125</text:p>
          </table:table-cell>
          <table:table-cell table:number-columns-repeated="2"/>
          <table:table-cell office:value-type="float" office:value="978" calcext:value-type="float">
            <text:p>978.00000000000000000000</text:p>
          </table:table-cell>
          <table:table-cell table:formula="of:=[.F3]-[.F2]" office:value-type="float" office:value="446" calcext:value-type="float">
            <text:p>446.000000000000000000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-[.A4])" office:value-type="float" office:value="0.0625" calcext:value-type="float">
            <text:p>0.0625</text:p>
          </table:table-cell>
          <table:table-cell table:formula="of:=[.C3]*5" office:value-type="float" office:value="625" calcext:value-type="float">
            <text:p>625</text:p>
          </table:table-cell>
          <table:table-cell table:number-columns-repeated="2"/>
          <table:table-cell office:value-type="float" office:value="1325" calcext:value-type="float">
            <text:p>1325.00000000000000000000</text:p>
          </table:table-cell>
          <table:table-cell table:formula="of:=[.F4]-[.F3]" office:value-type="float" office:value="347" calcext:value-type="float">
            <text:p>347.00000000000000000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-[.A5])" office:value-type="float" office:value="0.03125" calcext:value-type="float">
            <text:p>0.03125</text:p>
          </table:table-cell>
          <table:table-cell table:formula="of:=[.C4]*5" office:value-type="float" office:value="3125" calcext:value-type="float">
            <text:p>3125</text:p>
          </table:table-cell>
          <table:table-cell table:number-columns-repeated="2"/>
          <table:table-cell office:value-type="float" office:value="1837" calcext:value-type="float">
            <text:p>1837.00000000000000000000</text:p>
          </table:table-cell>
          <table:table-cell table:formula="of:=[.F5]-[.F4]" office:value-type="float" office:value="512" calcext:value-type="float">
            <text:p>512.0000000000000000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-[.A6])" office:value-type="float" office:value="0.015625" calcext:value-type="float">
            <text:p>0.015625</text:p>
          </table:table-cell>
          <table:table-cell table:formula="of:=[.C5]*5" office:value-type="float" office:value="15625" calcext:value-type="float">
            <text:p>15625</text:p>
          </table:table-cell>
          <table:table-cell table:number-columns-repeated="2"/>
          <table:table-cell office:value-type="float" office:value="2152" calcext:value-type="float">
            <text:p>2152.00000000000000000000</text:p>
          </table:table-cell>
          <table:table-cell table:formula="of:=[.F6]-[.F5]" office:value-type="float" office:value="315" calcext:value-type="float">
            <text:p>315.00000000000000000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-[.A7])" office:value-type="float" office:value="0.0078125" calcext:value-type="float">
            <text:p>0.0078125</text:p>
          </table:table-cell>
          <table:table-cell table:formula="of:=[.C6]*5" office:value-type="float" office:value="78125" calcext:value-type="float">
            <text:p>78125</text:p>
          </table:table-cell>
          <table:table-cell table:number-columns-repeated="2"/>
          <table:table-cell office:value-type="float" office:value="11717" calcext:value-type="float">
            <text:p>11717.00000000000000000000</text:p>
          </table:table-cell>
          <table:table-cell table:formula="of:=[.F7]-[.F6]" office:value-type="float" office:value="9565" calcext:value-type="float">
            <text:p>9565.000000000000000000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-[.A8])" office:value-type="float" office:value="0.00390625" calcext:value-type="float">
            <text:p>0.00390625</text:p>
          </table:table-cell>
          <table:table-cell table:formula="of:=[.C7]*5" office:value-type="float" office:value="390625" calcext:value-type="float">
            <text:p>390625</text:p>
          </table:table-cell>
          <table:table-cell table:number-columns-repeated="2"/>
          <table:table-cell office:value-type="float" office:value="14378" calcext:value-type="float">
            <text:p>14378.00000000000000000000</text:p>
          </table:table-cell>
          <table:table-cell table:formula="of:=[.F8]-[.F7]" office:value-type="float" office:value="2661" calcext:value-type="float">
            <text:p>2661.00000000000000000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-[.A9])" office:value-type="float" office:value="0.001953125" calcext:value-type="float">
            <text:p>0.001953125</text:p>
          </table:table-cell>
          <table:table-cell table:formula="of:=[.C8]*5" office:value-type="float" office:value="1953125" calcext:value-type="float">
            <text:p>1953125</text:p>
          </table:table-cell>
          <table:table-cell table:number-columns-repeated="2"/>
          <table:table-cell office:value-type="float" office:value="15420" calcext:value-type="float">
            <text:p>15420.00000000000000000000</text:p>
          </table:table-cell>
          <table:table-cell table:formula="of:=[.F9]-[.F8]" office:value-type="float" office:value="1042" calcext:value-type="float">
            <text:p>1042.00000000000000000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-[.A10])" office:value-type="float" office:value="0.0009765625" calcext:value-type="float">
            <text:p>0.0009765625</text:p>
          </table:table-cell>
          <table:table-cell table:formula="of:=[.C9]*5" office:value-type="float" office:value="9765625" calcext:value-type="float">
            <text:p>9765625</text:p>
          </table:table-cell>
          <table:table-cell table:number-columns-repeated="2"/>
          <table:table-cell office:value-type="float" office:value="16435" calcext:value-type="float">
            <text:p>16435.00000000000000000000</text:p>
          </table:table-cell>
          <table:table-cell table:formula="of:=[.F10]-[.F9]" office:value-type="float" office:value="1015" calcext:value-type="float">
            <text:p>1015.00000000000000000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-[.A11])" office:value-type="float" office:value="0.00048828125" calcext:value-type="float">
            <text:p>0.00048828125</text:p>
          </table:table-cell>
          <table:table-cell table:formula="of:=[.C10]*5" office:value-type="float" office:value="48828125" calcext:value-type="float">
            <text:p>48828125</text:p>
          </table:table-cell>
          <table:table-cell table:number-columns-repeated="2"/>
          <table:table-cell office:value-type="float" office:value="21920" calcext:value-type="float">
            <text:p>21920.00000000000000000000</text:p>
          </table:table-cell>
          <table:table-cell table:formula="of:=[.F11]-[.F10]" office:value-type="float" office:value="5485" calcext:value-type="float">
            <text:p>5485.00000000000000000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-[.A12])" office:value-type="float" office:value="0.000244140625" calcext:value-type="float">
            <text:p>0.000244140625</text:p>
          </table:table-cell>
          <table:table-cell table:formula="of:=[.C11]*5" office:value-type="float" office:value="244140625" calcext:value-type="float">
            <text:p>244140625</text:p>
          </table:table-cell>
          <table:table-cell table:number-columns-repeated="2"/>
          <table:table-cell office:value-type="float" office:value="22108" calcext:value-type="float">
            <text:p>22108.00000000000000000000</text:p>
          </table:table-cell>
          <table:table-cell table:formula="of:=[.F12]-[.F11]" office:value-type="float" office:value="188" calcext:value-type="float">
            <text:p>188.000000000000000000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-[.A13])" office:value-type="float" office:value="0.0001220703125" calcext:value-type="float">
            <text:p>0.0001220703125</text:p>
          </table:table-cell>
          <table:table-cell table:formula="of:=[.C12]*5" office:value-type="float" office:value="1220703125" calcext:value-type="float">
            <text:p>1220703125</text:p>
          </table:table-cell>
          <table:table-cell table:number-columns-repeated="2"/>
          <table:table-cell office:value-type="float" office:value="25487" calcext:value-type="float">
            <text:p>25487.00000000000000000000</text:p>
          </table:table-cell>
          <table:table-cell table:formula="of:=[.F13]-[.F12]" office:value-type="float" office:value="3379" calcext:value-type="float">
            <text:p>3379.000000000000000000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-[.A14])" office:value-type="float" office:value="0.00006103515625" calcext:value-type="float">
            <text:p>6.103515625E-05</text:p>
          </table:table-cell>
          <table:table-cell table:formula="of:=[.C13]*5" office:value-type="float" office:value="6103515625" calcext:value-type="float">
            <text:p>6103515625</text:p>
          </table:table-cell>
          <table:table-cell table:number-columns-repeated="2"/>
          <table:table-cell office:value-type="float" office:value="27626" calcext:value-type="float">
            <text:p>27626.00000000000000000000</text:p>
          </table:table-cell>
          <table:table-cell table:formula="of:=[.F14]-[.F13]" office:value-type="float" office:value="2139" calcext:value-type="float">
            <text:p>2139.000000000000000000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-[.A15])" office:value-type="float" office:value="0.000030517578125" calcext:value-type="float">
            <text:p>3.0517578125E-05</text:p>
          </table:table-cell>
          <table:table-cell table:formula="of:=[.C14]*5" office:value-type="float" office:value="30517578125" calcext:value-type="float">
            <text:p>305175781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-[.A16])" office:value-type="float" office:value="0.0000152587890625" calcext:value-type="float">
            <text:p>1.52587890625E-05</text:p>
          </table:table-cell>
          <table:table-cell table:formula="of:=[.C15]*5" office:value-type="float" office:value="152587890625" calcext:value-type="float">
            <text:p>152587890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1+2^-n)^(2^n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 n=1</text:p>
          </table:table-cell>
          <table:table-cell office:value-type="string" calcext:value-type="string">
            <text:p>2^n</text:p>
          </table:table-cell>
          <table:table-cell office:value-type="string" calcext:value-type="string">
            <text:p>2^-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19])" office:value-type="float" office:value="2" calcext:value-type="float">
            <text:p>2</text:p>
          </table:table-cell>
          <table:table-cell table:formula="of:=POWER(2;-[.A19])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BIN([.B$19];[.A21])" office:value-type="float" office:value="1" calcext:value-type="float">
            <text:p>1</text:p>
          </table:table-cell>
          <table:table-cell table:formula="of:=POWER([.C$19];[.A21])" office:value-type="float" office:value="1" calcext:value-type="float">
            <text:p>1</text:p>
          </table:table-cell>
          <table:table-cell table:formula="of:=[.B21]*[.C2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BIN([.B$19];[.A22])" office:value-type="float" office:value="2" calcext:value-type="float">
            <text:p>2</text:p>
          </table:table-cell>
          <table:table-cell table:formula="of:=POWER([.C$19];[.A22])" office:value-type="float" office:value="0.5" calcext:value-type="float">
            <text:p>0.5</text:p>
          </table:table-cell>
          <table:table-cell table:formula="of:=[.B22]*[.C2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BIN([.B$19];[.A23])" office:value-type="float" office:value="1" calcext:value-type="float">
            <text:p>1</text:p>
          </table:table-cell>
          <table:table-cell table:formula="of:=POWER([.C$19];[.A23])" office:value-type="float" office:value="0.25" calcext:value-type="float">
            <text:p>0.25</text:p>
          </table:table-cell>
          <table:table-cell table:formula="of:=[.B23]*[.C23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21:.D23])" office:value-type="float" office:value="2.25" calcext:value-type="float">
            <text:p>2.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 n=2</text:p>
          </table:table-cell>
          <table:table-cell office:value-type="string" calcext:value-type="string">
            <text:p>2^n</text:p>
          </table:table-cell>
          <table:table-cell office:value-type="string" calcext:value-type="string">
            <text:p>2^-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27])" office:value-type="float" office:value="4" calcext:value-type="float">
            <text:p>4</text:p>
          </table:table-cell>
          <table:table-cell table:formula="of:=POWER(2;-[.A27])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BIN([.B$27];[.A29])" office:value-type="float" office:value="1" calcext:value-type="float">
            <text:p>1</text:p>
          </table:table-cell>
          <table:table-cell table:formula="of:=POWER([.C$27];[.A29])"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3" table:formula="of:=SUM([.D29:.D$33])" office:value-type="float" office:value="2.44140625" calcext:value-type="float">
            <text:p>2 <text:s/>113/256</text:p>
          </table:table-cell>
          <table:table-cell table:style-name="ce4" table:number-columns-repeated="3"/>
          <table:table-cell table:formula="of:=DEC2BIN([.E29];10)" office:value-type="string" office:string-value="0000000010" calcext:value-type="string">
            <text:p>00000000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BIN([.B$27];[.A30])" office:value-type="float" office:value="4" calcext:value-type="float">
            <text:p>4</text:p>
          </table:table-cell>
          <table:table-cell table:formula="of:=POWER([.C$27];[.A30])" office:value-type="float" office:value="0.25" calcext:value-type="float">
            <text:p>0.25</text:p>
          </table:table-cell>
          <table:table-cell table:formula="of:=[.B30]*[.C30]" office:value-type="float" office:value="1" calcext:value-type="float">
            <text:p>1</text:p>
          </table:table-cell>
          <table:table-cell table:style-name="ce4" table:formula="of:=SUM([.D30:.D$33])" office:value-type="float" office:value="1.44140625" calcext:value-type="float">
            <text:p>1 <text:s/>113/256</text:p>
          </table:table-cell>
          <table:table-cell table:style-name="ce4" table:number-columns-repeated="3"/>
          <table:table-cell table:formula="of:=DEC2BIN([.E30];10)" office:value-type="string" office:string-value="0000000001" calcext:value-type="string">
            <text:p>0000000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BIN([.B$27];[.A31])" office:value-type="float" office:value="6" calcext:value-type="float">
            <text:p>6</text:p>
          </table:table-cell>
          <table:table-cell table:formula="of:=POWER([.C$27];[.A31])" office:value-type="float" office:value="0.0625" calcext:value-type="float">
            <text:p>0.0625</text:p>
          </table:table-cell>
          <table:table-cell table:formula="of:=[.B31]*[.C31]" office:value-type="float" office:value="0.375" calcext:value-type="float">
            <text:p>0.375</text:p>
          </table:table-cell>
          <table:table-cell table:style-name="ce4" table:formula="of:=SUM([.D31:.D$33])" office:value-type="float" office:value="0.44140625" calcext:value-type="float">
            <text:p><text:s text:c="2"/>113/256</text:p>
          </table:table-cell>
          <table:table-cell table:style-name="ce4" table:number-columns-repeated="3"/>
          <table:table-cell table:formula="of:=DEC2BIN([.E31];10)" office:value-type="string" office:string-value="0000000000" calcext:value-type="string">
            <text:p>0000000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BIN([.B$27];[.A32])" office:value-type="float" office:value="4" calcext:value-type="float">
            <text:p>4</text:p>
          </table:table-cell>
          <table:table-cell table:formula="of:=POWER([.C$27];[.A32])" office:value-type="float" office:value="0.015625" calcext:value-type="float">
            <text:p>0.015625</text:p>
          </table:table-cell>
          <table:table-cell table:formula="of:=[.B32]*[.C32]" office:value-type="float" office:value="0.0625" calcext:value-type="float">
            <text:p>0.0625</text:p>
          </table:table-cell>
          <table:table-cell table:style-name="ce4" table:formula="of:=SUM([.D32:.D$33])" office:value-type="float" office:value="0.06640625" calcext:value-type="float">
            <text:p><text:s text:c="3"/>17/256</text:p>
          </table:table-cell>
          <table:table-cell table:style-name="ce4" table:number-columns-repeated="3"/>
          <table:table-cell table:formula="of:=DEC2BIN([.E32];10)" office:value-type="string" office:string-value="0000000000" calcext:value-type="string">
            <text:p>0000000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BIN([.B$27];[.A33])" office:value-type="float" office:value="1" calcext:value-type="float">
            <text:p>1</text:p>
          </table:table-cell>
          <table:table-cell table:formula="of:=POWER([.C$27];[.A33])" office:value-type="float" office:value="0.00390625" calcext:value-type="float">
            <text:p>0.00390625</text:p>
          </table:table-cell>
          <table:table-cell table:formula="of:=[.B33]*[.C33]" office:value-type="float" office:value="0.00390625" calcext:value-type="float">
            <text:p>0.00390625</text:p>
          </table:table-cell>
          <table:table-cell table:style-name="ce4" table:formula="of:=SUM([.D33:.D$33])" office:value-type="float" office:value="0.00390625" calcext:value-type="float">
            <text:p><text:s text:c="4"/>1/256</text:p>
          </table:table-cell>
          <table:table-cell table:style-name="ce4" table:number-columns-repeated="3"/>
          <table:table-cell table:formula="of:=DEC2BIN([.E33];10)" office:value-type="string" office:string-value="0000000000" calcext:value-type="string">
            <text:p>000000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9:.D33])" office:value-type="float" office:value="2.44140625" calcext:value-type="float">
            <text:p>2.441406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 n=3</text:p>
          </table:table-cell>
          <table:table-cell office:value-type="string" calcext:value-type="string">
            <text:p>2^n</text:p>
          </table:table-cell>
          <table:table-cell office:value-type="string" calcext:value-type="string">
            <text:p>2^-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37])" office:value-type="float" office:value="8" calcext:value-type="float">
            <text:p>8</text:p>
          </table:table-cell>
          <table:table-cell table:formula="of:=POWER(2;-[.A37])" office:value-type="float" office:value="0.125" calcext:value-type="float">
            <text:p>0.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BIN([.B$37];[.A39])" office:value-type="float" office:value="1" calcext:value-type="float">
            <text:p>1</text:p>
          </table:table-cell>
          <table:table-cell table:formula="of:=POWER([.C$37];[.A39])" office:value-type="float" office:value="1" calcext:value-type="float">
            <text:p>1</text:p>
          </table:table-cell>
          <table:table-cell table:formula="of:=[.B39]*[.C39]" office:value-type="float" office:value="1" calcext:value-type="float">
            <text:p>1</text:p>
          </table:table-cell>
          <table:table-cell table:formula="of:=SUM([.D39:.D$47])" office:value-type="float" office:value="2.56578451395035" calcext:value-type="float">
            <text:p>2.56578451395035000000</text:p>
          </table:table-cell>
          <table:table-cell table:style-name="ce5" table:formula="of:=SUM([.D39:.D$47])" office:value-type="float" office:value="2.56578451395035" calcext:value-type="float">
            <text:p>2 9492289/16777216</text:p>
          </table:table-cell>
          <table:table-cell table:style-name="ce7" office:value-type="float" office:value="43046721" calcext:value-type="float">
            <text:p>43046721</text:p>
          </table:table-cell>
          <table:table-cell table:style-name="ce7" table:formula="of:=DEC2BIN([.G39])" office:value-type="string" office:string-value="" calcext:value-type="error">
            <text:p>Err:502</text:p>
          </table:table-cell>
          <table:table-cell table:formula="of:=SUM([.D33:.D$39])" office:value-type="float" office:value="3.4453125" calcext:value-type="float">
            <text:p>3.44531250000000000000</text:p>
          </table:table-cell>
          <table:table-cell/>
          <table:table-cell table:formula="of:=[.D39]/[.D$47]"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BIN([.B$37];[.A40])" office:value-type="float" office:value="8" calcext:value-type="float">
            <text:p>8</text:p>
          </table:table-cell>
          <table:table-cell table:formula="of:=POWER([.C$37];[.A40])" office:value-type="float" office:value="0.125" calcext:value-type="float">
            <text:p>0.125</text:p>
          </table:table-cell>
          <table:table-cell table:formula="of:=[.B40]*[.C40]" office:value-type="float" office:value="1" calcext:value-type="float">
            <text:p>1</text:p>
          </table:table-cell>
          <table:table-cell table:formula="of:=SUM([.D40:.D$47])" office:value-type="float" office:value="1.56578451395035" calcext:value-type="float">
            <text:p>1.56578451395035000000</text:p>
          </table:table-cell>
          <table:table-cell table:style-name="ce6" table:formula="of:=SUM([.D40:.D$47])" office:value-type="float" office:value="1.56578451395035" calcext:value-type="float">
            <text:p>1 9492289/16777216</text:p>
          </table:table-cell>
          <table:table-cell table:style-name="ce8" office:value-type="float" office:value="26269505" calcext:value-type="float">
            <text:p>26269505</text:p>
          </table:table-cell>
          <table:table-cell table:style-name="ce7" table:formula="of:=DEC2BIN([.G40])" office:value-type="string" office:string-value="" calcext:value-type="error">
            <text:p>Err:502</text:p>
          </table:table-cell>
          <table:table-cell table:formula="of:=SUM([.D34:.D$39])" office:value-type="float" office:value="3.44140625" calcext:value-type="float">
            <text:p>3.44140625000000000000</text:p>
          </table:table-cell>
          <table:table-cell/>
          <table:table-cell table:formula="of:=[.D40]/[.D$47]"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BIN([.B$37];[.A41])" office:value-type="float" office:value="28" calcext:value-type="float">
            <text:p>28</text:p>
          </table:table-cell>
          <table:table-cell table:formula="of:=POWER([.C$37];[.A41])" office:value-type="float" office:value="0.015625" calcext:value-type="float">
            <text:p>0.015625</text:p>
          </table:table-cell>
          <table:table-cell table:formula="of:=[.B41]*[.C41]" office:value-type="float" office:value="0.4375" calcext:value-type="float">
            <text:p>0.4375</text:p>
          </table:table-cell>
          <table:table-cell table:formula="of:=SUM([.D41:.D$47])" office:value-type="float" office:value="0.565784513950348" calcext:value-type="float">
            <text:p>0.56578451395034800000</text:p>
          </table:table-cell>
          <table:table-cell table:style-name="ce6" table:formula="of:=SUM([.D41:.D$47])" office:value-type="float" office:value="0.565784513950348" calcext:value-type="float">
            <text:p><text:s/>9492289/16777216</text:p>
          </table:table-cell>
          <table:table-cell table:style-name="ce8" office:value-type="float" office:value="9492289" calcext:value-type="float">
            <text:p>9492289</text:p>
          </table:table-cell>
          <table:table-cell table:style-name="ce7" table:formula="of:=DEC2BIN([.G41])" office:value-type="string" office:string-value="" calcext:value-type="error">
            <text:p>Err:502</text:p>
          </table:table-cell>
          <table:table-cell table:formula="of:=SUM([.D35:.D$39])" office:value-type="float" office:value="1" calcext:value-type="float">
            <text:p>1.00000000000000000000</text:p>
          </table:table-cell>
          <table:table-cell/>
          <table:table-cell table:formula="of:=[.D41]/[.D$47]" office:value-type="float" office:value="7340032" calcext:value-type="float">
            <text:p>73400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BIN([.B$37];[.A42])" office:value-type="float" office:value="56" calcext:value-type="float">
            <text:p>56</text:p>
          </table:table-cell>
          <table:table-cell table:formula="of:=POWER([.C$37];[.A42])" office:value-type="float" office:value="0.001953125" calcext:value-type="float">
            <text:p>0.001953125</text:p>
          </table:table-cell>
          <table:table-cell table:formula="of:=[.B42]*[.C42]" office:value-type="float" office:value="0.109375" calcext:value-type="float">
            <text:p>0.109375</text:p>
          </table:table-cell>
          <table:table-cell table:formula="of:=SUM([.D42:.D$47])" office:value-type="float" office:value="0.128284513950348" calcext:value-type="float">
            <text:p>0.12828451395034800000</text:p>
          </table:table-cell>
          <table:table-cell table:style-name="ce6" table:formula="of:=SUM([.D42:.D$47])" office:value-type="float" office:value="0.128284513950348" calcext:value-type="float">
            <text:p><text:s/>2152257/16777216</text:p>
          </table:table-cell>
          <table:table-cell table:style-name="ce8" office:value-type="float" office:value="2152257" calcext:value-type="float">
            <text:p>2152257</text:p>
          </table:table-cell>
          <table:table-cell table:style-name="ce7" table:formula="of:=DEC2BIN([.G42])" office:value-type="string" office:string-value="" calcext:value-type="error">
            <text:p>Err:502</text:p>
          </table:table-cell>
          <table:table-cell table:formula="of:=SUM([.D36:.D$39])" office:value-type="float" office:value="1" calcext:value-type="float">
            <text:p>1.00000000000000000000</text:p>
          </table:table-cell>
          <table:table-cell/>
          <table:table-cell table:formula="of:=[.D42]/[.D$47]" office:value-type="float" office:value="1835008" calcext:value-type="float">
            <text:p>18350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BIN([.B$37];[.A43])" office:value-type="float" office:value="70" calcext:value-type="float">
            <text:p>70</text:p>
          </table:table-cell>
          <table:table-cell table:formula="of:=POWER([.C$37];[.A43])" office:value-type="float" office:value="0.000244140625" calcext:value-type="float">
            <text:p>0.000244140625</text:p>
          </table:table-cell>
          <table:table-cell table:formula="of:=[.B43]*[.C43]" office:value-type="float" office:value="0.01708984375" calcext:value-type="float">
            <text:p>0.01708984375</text:p>
          </table:table-cell>
          <table:table-cell table:formula="of:=SUM([.D43:.D$47])" office:value-type="float" office:value="0.0189095139503479" calcext:value-type="float">
            <text:p>0.01890951395034790000</text:p>
          </table:table-cell>
          <table:table-cell table:style-name="ce6" table:formula="of:=SUM([.D43:.D$47])" office:value-type="float" office:value="0.0189095139503479" calcext:value-type="float">
            <text:p><text:s text:c="2"/>317249/16777216</text:p>
          </table:table-cell>
          <table:table-cell table:style-name="ce8" office:value-type="float" office:value="317249" calcext:value-type="float">
            <text:p>317249</text:p>
          </table:table-cell>
          <table:table-cell table:style-name="ce7" table:formula="of:=DEC2BIN([.G43])" office:value-type="string" office:string-value="" calcext:value-type="error">
            <text:p>Err:502</text:p>
          </table:table-cell>
          <table:table-cell table:formula="of:=SUM([.D37:.D$39])" office:value-type="float" office:value="1" calcext:value-type="float">
            <text:p>1.00000000000000000000</text:p>
          </table:table-cell>
          <table:table-cell/>
          <table:table-cell table:formula="of:=[.D43]/[.D$47]" office:value-type="float" office:value="286720" calcext:value-type="float">
            <text:p>2867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BIN([.B$37];[.A44])" office:value-type="float" office:value="56" calcext:value-type="float">
            <text:p>56</text:p>
          </table:table-cell>
          <table:table-cell table:formula="of:=POWER([.C$37];[.A44])" office:value-type="float" office:value="0.000030517578125" calcext:value-type="float">
            <text:p>3.0517578125E-05</text:p>
          </table:table-cell>
          <table:table-cell table:formula="of:=[.B44]*[.C44]" office:value-type="float" office:value="0.001708984375" calcext:value-type="float">
            <text:p>0.001708984375</text:p>
          </table:table-cell>
          <table:table-cell table:formula="of:=SUM([.D44:.D$47])" office:value-type="float" office:value="0.0018196702003479" calcext:value-type="float">
            <text:p>0.00181967020034790000</text:p>
          </table:table-cell>
          <table:table-cell table:style-name="ce6" table:formula="of:=SUM([.D44:.D$47])" office:value-type="float" office:value="0.0018196702003479" calcext:value-type="float">
            <text:p><text:s text:c="3"/>30530/16777216</text:p>
          </table:table-cell>
          <table:table-cell table:style-name="ce8" office:value-type="float" office:value="30530" calcext:value-type="float">
            <text:p>30530</text:p>
          </table:table-cell>
          <table:table-cell table:style-name="ce7" table:formula="of:=DEC2BIN([.G44])" office:value-type="string" office:string-value="" calcext:value-type="error">
            <text:p>Err:502</text:p>
          </table:table-cell>
          <table:table-cell table:formula="of:=SUM([.D38:.D$39])" office:value-type="float" office:value="1" calcext:value-type="float">
            <text:p>1.00000000000000000000</text:p>
          </table:table-cell>
          <table:table-cell/>
          <table:table-cell table:formula="of:=[.D44]/[.D$47]" office:value-type="float" office:value="28672" calcext:value-type="float">
            <text:p>286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BIN([.B$37];[.A45])" office:value-type="float" office:value="28" calcext:value-type="float">
            <text:p>28</text:p>
          </table:table-cell>
          <table:table-cell table:formula="of:=POWER([.C$37];[.A45])" office:value-type="float" office:value="0.000003814697265625" calcext:value-type="float">
            <text:p>3.814697265625E-06</text:p>
          </table:table-cell>
          <table:table-cell table:formula="of:=[.B45]*[.C45]" office:value-type="float" office:value="0.0001068115234375" calcext:value-type="float">
            <text:p>0.000106811523438</text:p>
          </table:table-cell>
          <table:table-cell table:formula="of:=SUM([.D45:.D$47])" office:value-type="float" office:value="0.0001106858253479" calcext:value-type="float">
            <text:p>0.00011068582534790000</text:p>
          </table:table-cell>
          <table:table-cell table:style-name="ce6" table:formula="of:=SUM([.D45:.D$47])" office:value-type="float" office:value="0.0001106858253479" calcext:value-type="float">
            <text:p><text:s text:c="4"/>1857/16777216</text:p>
          </table:table-cell>
          <table:table-cell table:style-name="ce8" office:value-type="float" office:value="1857" calcext:value-type="float">
            <text:p>1857</text:p>
          </table:table-cell>
          <table:table-cell table:style-name="ce7" table:formula="of:=DEC2BIN([.G45])" office:value-type="string" office:string-value="" calcext:value-type="error">
            <text:p>Err:502</text:p>
          </table:table-cell>
          <table:table-cell table:formula="of:=SUM([.D39:.D$39])" office:value-type="float" office:value="1" calcext:value-type="float">
            <text:p>1.00000000000000000000</text:p>
          </table:table-cell>
          <table:table-cell/>
          <table:table-cell table:style-name="ce1" table:formula="of:=[.D45]/[.D$47]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BIN([.B$37];[.A46])" office:value-type="float" office:value="8" calcext:value-type="float">
            <text:p>8</text:p>
          </table:table-cell>
          <table:table-cell table:formula="of:=POWER([.C$37];[.A46])" office:value-type="float" office:value="0.000000476837158203125" calcext:value-type="float">
            <text:p>4.76837158203125E-07</text:p>
          </table:table-cell>
          <table:table-cell table:formula="of:=[.B46]*[.C46]" office:value-type="float" office:value="0.000003814697265625" calcext:value-type="float">
            <text:p>3.814697265625E-06</text:p>
          </table:table-cell>
          <table:table-cell table:formula="of:=SUM([.D46:.D$47])" office:value-type="float" office:value="0.00000387430191040039" calcext:value-type="float">
            <text:p>0.00000387430191040039</text:p>
          </table:table-cell>
          <table:table-cell table:style-name="ce6" table:formula="of:=SUM([.D46:.D$47])" office:value-type="float" office:value="0.00000387430191040039" calcext:value-type="float">
            <text:p><text:s text:c="6"/>65/16777216</text:p>
          </table:table-cell>
          <table:table-cell table:style-name="ce8" office:value-type="float" office:value="65" calcext:value-type="float">
            <text:p>65</text:p>
          </table:table-cell>
          <table:table-cell table:style-name="ce7" table:formula="of:=DEC2BIN([.G46])" office:value-type="string" office:string-value="1000001" calcext:value-type="string">
            <text:p>1000001</text:p>
          </table:table-cell>
          <table:table-cell table:formula="of:=SUM([.D40:.D$39])" office:value-type="float" office:value="5.0110969543457" calcext:value-type="float">
            <text:p>5.01109695434570000000</text:p>
          </table:table-cell>
          <table:table-cell table:formula="of:=POWER(2;-18)" office:value-type="float" office:value="0.000003814697265625" calcext:value-type="float">
            <text:p>3.814697265625E-06</text:p>
          </table:table-cell>
          <table:table-cell office:value-type="string" calcext:value-type="string">
            <text:p>factor of 2^6, where 6 is 2*n</text:p>
          </table:table-cell>
          <table:table-cell table:formula="of:=POWER(2;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BIN([.B$37];[.A47])" office:value-type="float" office:value="1" calcext:value-type="float">
            <text:p>1</text:p>
          </table:table-cell>
          <table:table-cell table:formula="of:=POWER([.C$37];[.A47])" office:value-type="float" office:value="0.0000000596046447753906" calcext:value-type="float">
            <text:p>5.96046447753906E-08</text:p>
          </table:table-cell>
          <table:table-cell table:formula="of:=[.B47]*[.C47]" office:value-type="float" office:value="0.0000000596046447753906" calcext:value-type="float">
            <text:p>5.96046447753906E-08</text:p>
          </table:table-cell>
          <table:table-cell table:formula="of:=SUM([.D47:.D$47])" office:value-type="float" office:value="0.0000000596046447753906" calcext:value-type="float">
            <text:p>0.00000005960464477539</text:p>
          </table:table-cell>
          <table:table-cell table:style-name="ce6" table:formula="of:=SUM([.D47:.D$47])" office:value-type="float" office:value="0.0000000596046447753906" calcext:value-type="float">
            <text:p><text:s text:c="7"/>2/16777216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formula="of:=DEC2BIN([.G47])" office:value-type="string" office:string-value="1" calcext:value-type="string">
            <text:p>1</text:p>
          </table:table-cell>
          <table:table-cell table:formula="of:=SUM([.D41:.D$39])" office:value-type="float" office:value="5.01109701395035" calcext:value-type="float">
            <text:p>5.01109701395035000000</text:p>
          </table:table-cell>
          <table:table-cell table:formula="of:=POWER(2;-24)" office:value-type="float" office:value="0.0000000596046447753906" calcext:value-type="float">
            <text:p>5.96046447753906E-08</text:p>
          </table:table-cell>
          <table:table-cell table:formula="of:=[.J46]/[.J47]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3"/>
          <table:table-cell table:formula="of:=SUM([.D39:.D47])" office:value-type="float" office:value="2.56578451395035" calcext:value-type="float">
            <text:p>2.565784513950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is column is a power of 2 row on pascal’s triangle</text:p>
          </table:table-cell>
          <table:table-cell office:value-type="string" calcext:value-type="string">
            <text:p>this column is a power of 2. (2^-n)^i = 2^-(i*n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table:formula="of:=(POWER([.B37];4)-POWER([.B37];3))/2" office:value-type="float" office:value="1792" calcext:value-type="float">
            <text:p>1792</text:p>
          </table:table-cell>
          <table:table-cell table:number-columns-repeated="10"/>
        </table:table-row>
        <table:table-row table:style-name="ro1">
          <table:table-cell/>
          <table:table-cell table:formula="of:=(1-POWER(2;-[.A37]))/2" office:value-type="float" office:value="0.4375" calcext:value-type="float">
            <text:p>0.437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1/6*(1-3*POWER(2;-[.A37])+2*POWER(2;-2*[.A37]))" office:value-type="float" office:value="0.109375" calcext:value-type="float">
            <text:p>0.109375</text:p>
          </table:table-cell>
          <table:table-cell table:number-columns-repeated="10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20" loext:min-decimal-places="20" number:min-integer-digits="1"/>
    </number:number-style>
    <number:number-style style:name="N111">
      <number:fraction number:min-integer-digits="0" number:min-numerator-digits="4" number:denominator-value="1024" number:min-denominator-digits="4"/>
    </number:number-style>
    <number:number-style style:name="N112">
      <number:fraction number:min-integer-digits="0" number:min-numerator-digits="4" number:denominator-value="256" number:min-denominator-digits="3"/>
    </number:number-style>
    <number:number-style style:name="N113">
      <number:fraction number:min-integer-digits="0" number:min-numerator-digits="4" number:denominator-value="1677216" number:min-denominator-digits="7"/>
    </number:number-style>
    <number:number-style style:name="N114">
      <number:fraction number:min-integer-digits="0" number:min-numerator-digits="4" number:denominator-value="16777216" number:min-denominator-digits="8"/>
    </number:number-style>
    <number:number-style style:name="N115">
      <number:fraction number:min-integer-digits="0" number:min-numerator-digits="7" number:denominator-value="16777216" number:min-denominator-digits="8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-00-00</text:date>, <text:time style:data-style-name="N2" text:time-value="14:39:22.603055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8:36:46.443230550</meta:creation-date>
    <dc:date>2017-01-21T22:23:42.512069578</dc:date>
    <meta:editing-duration>PT5H54M10S</meta:editing-duration>
    <meta:editing-cycles>7</meta:editing-cycles>
    <meta:generator>LibreOffice/5.2.3.3$Linux_X86_64 LibreOffice_project/20m0$Build-3</meta:generator>
    <meta:document-statistic meta:table-count="1" meta:cell-count="242" meta:object-count="0"/>
  </office:meta>
</office:document-meta>
</file>